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sans-serif" fo:font-size="10pt" fo:letter-spacing="normal" fo:font-style="normal" fo:font-weight="normal" style:font-size-asian="10pt" style:font-size-complex="10pt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sans-serif" fo:font-size="10pt" fo:letter-spacing="normal" fo:font-style="normal" fo:font-weight="normal" officeooo:rsid="00188e08" officeooo:paragraph-rsid="00188e08" style:font-size-asian="10pt" style:font-size-complex="10pt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sans-serif" fo:font-size="10pt" fo:letter-spacing="normal" fo:font-style="normal" fo:font-weight="bold" style:font-size-asian="10pt" style:font-weight-asian="bold" style:font-size-complex="10pt" style:font-weight-complex="bold"/>
    </style:style>
    <style:style style:name="P6" style:family="paragraph" style:parent-style-name="Text_20_body">
      <style:text-properties fo:font-variant="normal" fo:text-transform="none" fo:color="#222222" loext:opacity="100%" style:font-name="sans-serif" fo:font-size="10pt" fo:letter-spacing="normal" fo:font-style="normal" fo:font-weight="bold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222222" loext:opacity="100%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222222" loext:opacity="100%" style:font-name="sans-serif" fo:letter-spacing="normal" fo:font-style="normal"/>
    </style:style>
    <style:style style:name="T3" style:family="text">
      <style:text-properties fo:font-variant="normal" fo:text-transform="none" fo:color="#222222" loext:opacity="100%" style:font-name="sans-serif" fo:letter-spacing="normal" fo:font-style="normal" fo:font-weight="normal"/>
    </style:style>
    <style:style style:name="T4" style:family="text">
      <style:text-properties fo:font-variant="normal" fo:text-transform="none" fo:color="#222222" loext:opacity="100%" style:font-name="sans-serif" fo:letter-spacing="normal" fo:font-style="normal" fo:font-weight="bold" style:font-weight-asian="bold" style:font-weight-complex="bold"/>
    </style:style>
    <style:style style:name="T5" style:family="text">
      <style:text-properties officeooo:rsid="0015b75f"/>
    </style:style>
    <style:style style:name="T6" style:family="text">
      <style:text-properties officeooo:rsid="0015c516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weight-asian="normal" style:font-weight-complex="normal"/>
    </style:style>
    <style:style style:name="T10" style:family="text">
      <style:text-properties officeooo:rsid="001dc2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8">Sobre el siguiente .xml</text:span></text:p>
      <text:p text:style-name="P3">&lt;?xml version="1.0" encoding="UTF-8"?&gt;</text:p>
      <text:p text:style-name="P3">&lt;tutoriales&gt;</text:p>
      <text:p text:style-name="P3"><text:tab/>&lt;tutorial anio="2007"&gt;</text:p>
      <text:p text:style-name="P3"><text:tab/><text:tab/>&lt;titulo&gt;XMLBeans, una forma de mapear un XML en objetos Java&lt;/titulo&gt;</text:p>
      <text:p text:style-name="P3"><text:tab/><text:tab/>&lt;autor&gt;</text:p>
      <text:p text:style-name="P3"><text:tab/><text:tab/><text:tab/>&lt;nombre&gt;Alejandro&lt;/nombre&gt;</text:p>
      <text:p text:style-name="P3"><text:tab/><text:tab/><text:tab/>&lt;apellidos&gt;Pérez García&lt;/apellidos&gt;</text:p>
      <text:p text:style-name="P3"><text:tab/><text:tab/>&lt;/autor&gt;</text:p>
      <text:p text:style-name="P3"><text:tab/><text:tab/>&lt;categoria&gt;XML&lt;/categoria&gt;</text:p>
      <text:p text:style-name="P3"><text:tab/><text:tab/>&lt;visitas&gt;25827&lt;/visitas&gt;</text:p>
      <text:p text:style-name="P3"><text:tab/>&lt;/tutorial&gt;</text:p>
      <text:p text:style-name="P3"><text:tab/>&lt;tutorial anio="2013"&gt;</text:p>
      <text:p text:style-name="P3"><text:tab/><text:tab/>&lt;titulo&gt;Spring Security: haciendo uso de un servidor LDAP embebido&lt;/titulo&gt;</text:p>
      <text:p text:style-name="P3"><text:tab/><text:tab/>&lt;autor&gt;</text:p>
      <text:p text:style-name="P3"><text:tab/><text:tab/><text:tab/>&lt;nombre&gt;José Manuel&lt;/nombre&gt;</text:p>
      <text:p text:style-name="P3"><text:tab/><text:tab/><text:tab/>&lt;apellidos&gt;Sánchez Suárez&lt;/apellidos&gt;</text:p>
      <text:p text:style-name="P3"><text:tab/><text:tab/>&lt;/autor&gt;</text:p>
      <text:p text:style-name="P3"><text:tab/><text:tab/>&lt;categoria&gt;Spring&lt;/categoria&gt;</text:p>
      <text:p text:style-name="P3"><text:tab/><text:tab/>&lt;visitas&gt;1996&lt;/visitas&gt;</text:p>
      <text:p text:style-name="P3"><text:tab/>&lt;/tutorial&gt;</text:p>
      <text:p text:style-name="P3"><text:tab/>&lt;tutorial anio="2011"&gt;</text:p>
      <text:p text:style-name="P3"><text:tab/><text:tab/>&lt;titulo&gt;Mybatis con Maven y Spring&lt;/titulo&gt;</text:p>
      <text:p text:style-name="P3"><text:tab/><text:tab/>&lt;autor&gt;</text:p>
      <text:p text:style-name="P3"><text:tab/><text:tab/><text:tab/>&lt;nombre&gt;Rubén&lt;/nombre&gt;</text:p>
      <text:p text:style-name="P3"><text:tab/><text:tab/><text:tab/>&lt;apellidos&gt;Aguilera Díaz-Heredero&lt;/apellidos&gt;</text:p>
      <text:p text:style-name="P3"><text:tab/><text:tab/>&lt;/autor&gt;</text:p>
      <text:p text:style-name="P3"><text:tab/><text:tab/>&lt;categoria&gt;Mybatis&lt;/categoria&gt;</text:p>
      <text:p text:style-name="P3"><text:tab/><text:tab/>&lt;visitas&gt;6998&lt;/visitas&gt;</text:p>
      <text:p text:style-name="P3"><text:tab/>&lt;/tutorial&gt;</text:p>
      <text:p text:style-name="P3"><text:tab/>&lt;tutorial anio="2011"&gt;</text:p>
      <text:p text:style-name="P3"><text:tab/><text:tab/>&lt;titulo&gt;Trabajar con XML sabiendo lo mínimo&lt;/titulo&gt;</text:p>
      <text:p text:style-name="P3"><text:tab/><text:tab/>&lt;autor&gt;</text:p>
      <text:p text:style-name="P3"><text:tab/><text:tab/><text:tab/>&lt;nombre&gt;Roberto&lt;/nombre&gt;</text:p>
      <text:p text:style-name="P3"><text:tab/><text:tab/><text:tab/>&lt;apellidos&gt;Canales Mora&lt;/apellidos&gt;</text:p>
      <text:p text:style-name="P3"><text:soft-page-break/><text:tab/><text:tab/>&lt;/autor&gt;</text:p>
      <text:p text:style-name="P3"><text:tab/><text:tab/>&lt;categoria&gt;XML&lt;/categoria&gt;</text:p>
      <text:p text:style-name="P3"><text:tab/><text:tab/>&lt;visitas&gt;34842&lt;/visitas&gt;</text:p>
      <text:p text:style-name="P3"><text:tab/>&lt;/tutorial&gt;</text:p>
      <text:p text:style-name="P3"><text:tab/>&lt;tutorial anio="2013"&gt;</text:p>
      <text:p text:style-name="P3"><text:tab/><text:tab/>&lt;titulo&gt;Introducción a Spring Batch&lt;/titulo&gt;</text:p>
      <text:p text:style-name="P3"><text:tab/><text:tab/>&lt;autor&gt;</text:p>
      <text:p text:style-name="P3"><text:tab/><text:tab/><text:tab/>&lt;nombre&gt;Miguel&lt;/nombre&gt;</text:p>
      <text:p text:style-name="P3"><text:tab/><text:tab/><text:tab/>&lt;apellidos&gt;Arlandy Rodríguez&lt;/apellidos&gt;</text:p>
      <text:p text:style-name="P3"><text:tab/><text:tab/>&lt;/autor&gt;</text:p>
      <text:p text:style-name="P3"><text:tab/><text:tab/>&lt;categoria&gt;Spring&lt;/categoria&gt;</text:p>
      <text:p text:style-name="P3"><text:tab/><text:tab/>&lt;visitas&gt;1273&lt;/visitas&gt;</text:p>
      <text:p text:style-name="P3"><text:tab/>&lt;/tutorial&gt;</text:p>
      <text:p text:style-name="P3">&lt;/tutoriales&gt;</text:p>
      <text:p text:style-name="P3"/>
      <text:p text:style-name="P5">1. Devolver os nodos tutorial</text:p>
      <text:p text:style-name="P5">a) Con ruta relativa</text:p>
      <text:p text:style-name="P3">//<text:span text:style-name="T5">tutorial</text:span></text:p>
      <text:p text:style-name="P3"/>
      <text:p text:style-name="P5">b) Con ruta absoluta</text:p>
      <text:p text:style-name="P3">/tutoriales/tutorial</text:p>
      <text:p text:style-name="P3"/>
      <text:p text:style-name="P6">2. Devolver todas as categorías</text:p>
      <text:p text:style-name="P5">a) Con ruta relativa</text:p>
      <text:p text:style-name="P3">//<text:span text:style-name="T6">categoria</text:span></text:p>
      <text:p text:style-name="P3"/>
      <text:p text:style-name="P5">b) Con ruta absoluta</text:p>
      <text:p text:style-name="P3">/tutoriales/tutorial/categoria</text:p>
      <text:p text:style-name="P3"/>
      <text:p text:style-name="P2"><text:span text:style-name="T2">3. Devolve o número total de titoriais existentes:</text:span></text:p>
      <text:p text:style-name="P1"><text:span text:style-name="T3">count(//tutorial)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4. Devolver os anos de publicación de todos os titoriais</text:span></text:p>
      <text:p text:style-name="P1"><text:span text:style-name="T3"/></text:p>
      <text:p text:style-name="P1"><text:span text:style-name="T3">/tutoriales/tutorial/@anio</text:span></text:p>
      <text:p text:style-name="P1"><text:span text:style-name="T3"/></text:p>
      <text:p text:style-name="P2"><text:soft-page-break/><text:span text:style-name="T2">5. Devolve os nomes dos autores que o seu nome ten menos de 9 letras</text:span></text:p>
      <text:p text:style-name="P1"><text:span text:style-name="T3"/></text:p>
      <text:p text:style-name="P1"><text:span text:style-name="T3">//nombre[string-length()&lt;9]</text:span></text:p>
      <text:p text:style-name="P1"><text:span text:style-name="T3"/></text:p>
      <text:p text:style-name="P1"><text:span text:style-name="T3"/></text:p>
      <text:p text:style-name="P2"><text:span text:style-name="T2">6. Devolve os nodos titorial de aqueles posteriores o ano 2012</text:span></text:p>
      <text:p text:style-name="P1"/>
      <text:p text:style-name="P1"><text:span text:style-name="T3">//tutorial[@anio&gt;2012]</text:span></text:p>
      <text:p text:style-name="P1"><text:span text:style-name="T3"/></text:p>
      <text:p text:style-name="P2"><text:span text:style-name="T2">7. Devolve os titoriais da categoría Spring</text:span></text:p>
      <text:p text:style-name="P1"><text:span text:style-name="T3"/></text:p>
      <text:p text:style-name="P1"><text:span text:style-name="T3">/tutoriales/tutorial[categoria/text()="Spring"]</text:span></text:p>
      <text:p text:style-name="P1"><text:span text:style-name="T3"/></text:p>
      <text:p text:style-name="P2"><text:span text:style-name="T2">8. Devolve os titoriais da categoría XML escritos no ano 2011</text:span></text:p>
      <text:p text:style-name="P1"><text:span text:style-name="T3"/></text:p>
      <text:p text:style-name="P1"><text:span text:style-name="T3">/tutoriales/tutorial[categoria/text()="XML"][@anio=2011]</text:span></text:p>
      <text:p text:style-name="P1"><text:span text:style-name="T3"/></text:p>
      <text:p text:style-name="P2"><text:span text:style-name="T2">9. Devolve o titorial que se atopa na posición 2 da lista de tutoriais.</text:span></text:p>
      <text:p text:style-name="P1"><text:span text:style-name="T3"/></text:p>
      <text:p text:style-name="P1"><text:span text:style-name="T3">/tutoriales/tutorial[position()=2]</text:span></text:p>
      <text:p text:style-name="P1"><text:span text:style-name="T3"/></text:p>
      <text:p text:style-name="P2"><text:span text:style-name="T2">10. Devolve o titorial que se atopa na penúltima posición da lista de tutoriais.</text:span></text:p>
      <text:p text:style-name="P1"><text:span text:style-name="T3"/></text:p>
      <text:p text:style-name="P1"><text:span text:style-name="T3">/tutoriales/tutorial[last()-1]</text:span></text:p>
      <text:p text:style-name="P1"><text:span text:style-name="T3"/></text:p>
      <text:p text:style-name="P2"><text:span text:style-name="T2">11. Devolve os titoriais que conteñan a palabra Spring no seu títullo</text:span></text:p>
      <text:p text:style-name="P1"><text:span text:style-name="T3"/></text:p>
      <text:p text:style-name="P1"><text:span text:style-name="T3">/tutoriales/tutorial[contains(titulo, 'Spring')]</text:span></text:p>
      <text:p text:style-name="P1"><text:span text:style-name="T3"/></text:p>
      <text:p text:style-name="P2"><text:span text:style-name="T2">12. Devolve a información do titorial onde o nome do autor sexa Alejandro.</text:span></text:p>
      <text:p text:style-name="P1"/>
      <text:p text:style-name="P1">/tutoriales/tutorial[autor/nombre/text()="Alejandro"]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dc26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Pedro Casal Monte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4T11:48:57.019000000</meta:creation-date>
    <meta:generator>LibreOffice/7.2.7.2$Windows_X86_64 LibreOffice_project/8d71d29d553c0f7dcbfa38fbfda25ee34cce99a2</meta:generator>
    <dc:date>2023-02-14T13:19:48.105000000</dc:date>
    <meta:editing-duration>PT30M7S</meta:editing-duration>
    <meta:editing-cycles>7</meta:editing-cycles>
    <meta:document-statistic meta:table-count="0" meta:image-count="0" meta:object-count="0" meta:page-count="3" meta:paragraph-count="80" meta:word-count="253" meta:character-count="2496" meta:non-whitespace-character-count="2231"/>
  </office:meta>
</office:document-meta>
</file>